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18.811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lement</text:p>
          </table:table-cell>
          <table:table-cell office:value-type="string" table:style-name="ce2">
            <text:p>Locato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ign in pag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ogo</text:p>
          </table:table-cell>
          <table:table-cell office:value-type="string" table:style-name="ce4">
            <text:p>//img[@id='homeIcon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me link</text:p>
          </table:table-cell>
          <table:table-cell office:value-type="string" table:style-name="ce4">
            <text:p>//a[@id='nav-link-hom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in link</text:p>
          </table:table-cell>
          <table:table-cell office:value-type="string" table:style-name="ce4">
            <text:p>//a[@id='nav-link-login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m</text:p>
          </table:table-cell>
          <table:table-cell office:value-type="string" table:style-name="ce1">
            <text:p>//form[@class='text-center border border-light form-container ng-untouched ng-pristine ng-invali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sername/email field</text:p>
          </table:table-cell>
          <table:table-cell office:value-type="string" table:style-name="ce5">
            <text:p>//input[@id='defaultLoginFormUsernam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ssword field</text:p>
          </table:table-cell>
          <table:table-cell office:value-type="string" table:style-name="ce1">
            <text:p>//input[@id='defaultLoginFormPasswor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ember me checkbox</text:p>
          </table:table-cell>
          <table:table-cell office:value-type="string" table:style-name="ce1">
            <text:p>//input[@class='remember-me-button ng-untouched ng-pristine ng-vali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 in button</text:p>
          </table:table-cell>
          <table:table-cell office:value-type="string" table:style-name="ce1">
            <text:p>//button[@id='sign-in-button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gister link</text:p>
          </table:table-cell>
          <table:table-cell office:value-type="string" table:style-name="ce1">
            <text:p>//a[@href='/users/register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rsion</text:p>
          </table:table-cell>
          <table:table-cell office:value-type="string" table:style-name="ce1">
            <text:p>//div[@class='col-5 col-lg-3 footer-container']/div[text()='Version: 2020.3.1.4200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pescirpt logo</text:p>
          </table:table-cell>
          <table:table-cell office:value-type="string" table:style-name="ce4">
            <text:p>/html/body/app-root/div[3]/app-footer/footer/div/div/div[3]/img[1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gular logo</text:p>
          </table:table-cell>
          <table:table-cell office:value-type="string" table:style-name="ce4">
            <text:p>/html/body/app-root/div[3]/app-footer/footer/div/div/div[3]/img[2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ird logo</text:p>
          </table:table-cell>
          <table:table-cell office:value-type="string" table:style-name="ce4">
            <text:p>/html/body/app-root/div[3]/app-footer/footer/div/div/div[3]/img[3]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ign up pag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sername</text:p>
          </table:table-cell>
          <table:table-cell office:value-type="string" table:style-name="ce1">
            <text:p>//input[@placeholder = 'Usernam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ail</text:p>
          </table:table-cell>
          <table:table-cell office:value-type="string" table:style-name="ce1">
            <text:p>//input[@placeholder = 'email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ssword</text:p>
          </table:table-cell>
          <table:table-cell office:value-type="string" table:style-name="ce6">
            <text:p>//input[@placeholder = 'Passwor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firm password</text:p>
          </table:table-cell>
          <table:table-cell office:value-type="string" table:style-name="ce1">
            <text:p>//input[@placeholder = 'Confirm Passwor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 in button</text:p>
          </table:table-cell>
          <table:table-cell office:value-type="string" table:style-name="ce1">
            <text:p>//button[@id='sign-in-button']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Pro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ofile picture button</text:p>
          </table:table-cell>
          <table:table-cell office:value-type="string" table:style-name="ce5">
            <text:p>//i[@class = 'fas fa-camera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 picture</text:p>
          </table:table-cell>
          <table:table-cell office:value-type="string" table:style-name="ce5">
            <text:p>//img[@class='profile-image-sourc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//h2[text()='tedi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dit button</text:p>
          </table:table-cell>
          <table:table-cell office:value-type="string" table:style-name="ce1">
            <text:p>//i[@class='fas fa-user-edit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sts counter</text:p>
          </table:table-cell>
          <table:table-cell office:value-type="string" table:style-name="ce1">
            <text:p>//li[strong[@class='profile-stat-count']][1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llowers button</text:p>
          </table:table-cell>
          <table:table-cell office:value-type="string" table:style-name="ce1">
            <text:p>//li[@id='followers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llowing button</text:p>
          </table:table-cell>
          <table:table-cell office:value-type="string" table:style-name="ce1">
            <text:p>//li[@id='following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posts button</text:p>
          </table:table-cell>
          <table:table-cell office:value-type="string" table:style-name="ce1">
            <text:p>//label[@class='btn-all btn btn-primary active' and contains(text(), 'All')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blic posts button</text:p>
          </table:table-cell>
          <table:table-cell office:value-type="string" table:style-name="ce1">
            <text:p>//label[@class='btn-public btn btn-primary' and contains(text(), 'Public')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ivate posts button</text:p>
          </table:table-cell>
          <table:table-cell office:value-type="string" table:style-name="ce1">
            <text:p>//label[@class='btn-private btn btn-primary' and contains(text(), 'Private')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w post button</text:p>
          </table:table-cell>
          <table:table-cell office:value-type="string" table:style-name="ce1">
            <text:p>//i[@class='far fa-plus-square fa-3x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blication</text:p>
          </table:table-cell>
          <table:table-cell office:value-type="string" table:style-name="ce1">
            <text:p>/html/body/app-root/div[2]/app-profile/div/div[2]/app-profile-posts-section/div/div[2]/div/app-post-list/div/div/app-post[2]/div/div[2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st – like</text:p>
          </table:table-cell>
          <table:table-cell office:value-type="string" table:style-name="ce5">
            <text:p>//i[@class = 'like far fa-heart fa-2x like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st – dislike</text:p>
          </table:table-cell>
          <table:table-cell office:value-type="string" table:style-name="ce4">
            <text:p>//i[@class = 'ml-4 far fa-thumbs-down fa-2x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st – make private</text:p>
          </table:table-cell>
          <table:table-cell office:value-type="string" table:style-name="ce5">
            <text:p>//i[@class = 'fas fa-lock ng-star-inserted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post</text:p>
          </table:table-cell>
          <table:table-cell office:value-type="string" table:style-name="ce4">
            <text:p>//i[@class = 'fas fa-trash-alt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ent on post</text:p>
          </table:table-cell>
          <table:table-cell office:value-type="string" table:style-name="ce1">
            <text:p>//input[@placeholder = 'Comment her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w publication – browse button</text:p>
          </table:table-cell>
          <table:table-cell office:value-type="string" table:style-name="ce1">
            <text:p>//button[@id='choose-fil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ption field</text:p>
          </table:table-cell>
          <table:table-cell office:value-type="string" table:style-name="ce1">
            <text:p>//input[@placeholder = 'Enter your post caption here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ivate/public toggle</text:p>
          </table:table-cell>
          <table:table-cell office:value-type="string" table:style-name="ce1">
            <text:p>//input[@id='customSwitch2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bmit button</text:p>
          </table:table-cell>
          <table:table-cell office:value-type="string" table:style-name="ce1">
            <text:p>//button[@id='create-post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arch field</text:p>
          </table:table-cell>
          <table:table-cell office:value-type="string" table:style-name="ce1">
            <text:p>//input[@id='search-bar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arch button</text:p>
          </table:table-cell>
          <table:table-cell office:value-type="string" table:style-name="ce4">
            <text:p>//i[@class = 'fas fa-search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out button</text:p>
          </table:table-cell>
          <table:table-cell office:value-type="string" table:style-name="ce4">
            <text:p>//i[@class = 'fas fa-sign-out-alt fa-lg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w post button – navigation</text:p>
          </table:table-cell>
          <table:table-cell office:value-type="string" table:style-name="ce1">
            <text:p>//button[@id='nav-link-new-post']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arch results – follow button</text:p>
          </table:table-cell>
          <table:table-cell office:value-type="string" table:style-name="ce1">
            <text:p>//button[@class='btn btn-primary ng-star-inserted']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Home pag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ublication</text:p>
          </table:table-cell>
          <table:table-cell office:value-type="string" table:style-name="ce1">
            <text:p>/html/body/app-root/div[2]/app-all-posts/div/div/div[1]/app-post-detail/div/div[1]/im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llow button</text:p>
          </table:table-cell>
          <table:table-cell office:value-type="string" table:style-name="ce1">
            <text:p>//button[@class='btn btn-primary ng-star-inserted']</text:p>
          </table:table-cell>
          <table:table-cell table:number-columns-repeated="16382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Teodora Pencheva</meta:initial-creator>
    <dc:creator>Teodora Pencheva</dc:creator>
    <meta:creation-date>2024-03-03T10:59:43Z</meta:creation-date>
    <dc:date>2024-03-06T15:48:50Z</dc:date>
    <meta:editing-cycles>8</meta:editing-cycles>
    <meta:editing-duration>PT1596S</meta:editing-duration>
  </office:meta>
</office:document-meta>
</file>